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ptop -i7 8565@1.8 GHz" table:style-name="ta1">
        <table:shapes>
          <draw:frame draw:z-index="0" draw:style-name="gr1" draw:text-style-name="P1" svg:width="453.57pt" svg:height="255.06pt" svg:x="107.09pt" svg:y="597.34pt">
            <draw:object draw:notify-on-update-of-ranges="'Laptop -i7 8565@1.8 GHz'.C9:'Laptop -i7 8565@1.8 GHz'.F9 'Laptop -i7 8565@1.8 GHz'.C31:'Laptop -i7 8565@1.8 GHz'.F31 'Laptop -i7 8565@1.8 GHz'.C9:'Laptop -i7 8565@1.8 GHz'.F9 'Laptop -i7 8565@1.8 GHz'.C32:'Laptop -i7 8565@1.8 GHz'.F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style-name="ce7"/>
          <table:table-cell/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  <table:table-cell table:style-name="ce7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8.098" calcext:value-type="float">
            <text:p>118.098</text:p>
          </table:table-cell>
          <table:table-cell office:value-type="float" office:value="174.016" calcext:value-type="float">
            <text:p>174.016</text:p>
          </table:table-cell>
          <table:table-cell office:value-type="float" office:value="304.103" calcext:value-type="float">
            <text:p>304.103</text:p>
          </table:table-cell>
          <table:table-cell office:value-type="float" office:value="542.905" calcext:value-type="float">
            <text:p>542.905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8.25" calcext:value-type="float">
            <text:p>78.25</text:p>
          </table:table-cell>
          <table:table-cell office:value-type="float" office:value="97.914" calcext:value-type="float">
            <text:p>97.914</text:p>
          </table:table-cell>
          <table:table-cell office:value-type="float" office:value="148.067" calcext:value-type="float">
            <text:p>148.067</text:p>
          </table:table-cell>
          <table:table-cell office:value-type="float" office:value="251.76" calcext:value-type="float">
            <text:p>251.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6.348" calcext:value-type="float">
            <text:p>196.348</text:p>
          </table:table-cell>
          <table:table-cell office:value-type="float" office:value="271.93" calcext:value-type="float">
            <text:p>271.93</text:p>
          </table:table-cell>
          <table:table-cell office:value-type="float" office:value="452.17" calcext:value-type="float">
            <text:p>452.17</text:p>
          </table:table-cell>
          <table:table-cell office:value-type="float" office:value="794.665" calcext:value-type="float">
            <text:p>794.66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90.72" calcext:value-type="float">
            <text:p>90.72</text:p>
          </table:table-cell>
          <table:table-cell office:value-type="float" office:value="143.152" calcext:value-type="float">
            <text:p>143.152</text:p>
          </table:table-cell>
          <table:table-cell office:value-type="float" office:value="274.932" calcext:value-type="float">
            <text:p>274.932</text:p>
          </table:table-cell>
          <table:table-cell office:value-type="float" office:value="506.95" calcext:value-type="float">
            <text:p>506.95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5.744" calcext:value-type="float">
            <text:p>35.744</text:p>
          </table:table-cell>
          <table:table-cell office:value-type="float" office:value="58.357" calcext:value-type="float">
            <text:p>58.357</text:p>
          </table:table-cell>
          <table:table-cell office:value-type="float" office:value="114.028" calcext:value-type="float">
            <text:p>114.028</text:p>
          </table:table-cell>
          <table:table-cell office:value-type="float" office:value="216.736" calcext:value-type="float">
            <text:p>216.7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201.509" calcext:value-type="float">
            <text:p>201.509</text:p>
          </table:table-cell>
          <table:table-cell office:value-type="float" office:value="388.96" calcext:value-type="float">
            <text:p>388.96</text:p>
          </table:table-cell>
          <table:table-cell office:value-type="float" office:value="723.686" calcext:value-type="float">
            <text:p>723.6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87.553" calcext:value-type="float">
            <text:p>87.553</text:p>
          </table:table-cell>
          <table:table-cell office:value-type="float" office:value="146.512" calcext:value-type="float">
            <text:p>146.512</text:p>
          </table:table-cell>
          <table:table-cell office:value-type="float" office:value="276.084" calcext:value-type="float">
            <text:p>276.084</text:p>
          </table:table-cell>
          <table:table-cell office:value-type="float" office:value="510.942" calcext:value-type="float">
            <text:p>510.942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665" calcext:value-type="float">
            <text:p>33.665</text:p>
          </table:table-cell>
          <table:table-cell office:value-type="float" office:value="57.562" calcext:value-type="float">
            <text:p>57.562</text:p>
          </table:table-cell>
          <table:table-cell office:value-type="float" office:value="112.082" calcext:value-type="float">
            <text:p>112.082</text:p>
          </table:table-cell>
          <table:table-cell office:value-type="float" office:value="212.832" calcext:value-type="float">
            <text:p>212.8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1.218" calcext:value-type="float">
            <text:p>121.218</text:p>
          </table:table-cell>
          <table:table-cell office:value-type="float" office:value="204.074" calcext:value-type="float">
            <text:p>204.074</text:p>
          </table:table-cell>
          <table:table-cell office:value-type="float" office:value="388.166" calcext:value-type="float">
            <text:p>388.166</text:p>
          </table:table-cell>
          <table:table-cell office:value-type="float" office:value="723.774" calcext:value-type="float">
            <text:p>723.7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85.79" calcext:value-type="float">
            <text:p>85.79</text:p>
          </table:table-cell>
          <table:table-cell office:value-type="float" office:value="147.701" calcext:value-type="float">
            <text:p>147.701</text:p>
          </table:table-cell>
          <table:table-cell office:value-type="float" office:value="273.003" calcext:value-type="float">
            <text:p>273.003</text:p>
          </table:table-cell>
          <table:table-cell office:value-type="float" office:value="549.726" calcext:value-type="float">
            <text:p>549.726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4.849" calcext:value-type="float">
            <text:p>34.849</text:p>
          </table:table-cell>
          <table:table-cell office:value-type="float" office:value="57.856" calcext:value-type="float">
            <text:p>57.856</text:p>
          </table:table-cell>
          <table:table-cell office:value-type="float" office:value="111.618" calcext:value-type="float">
            <text:p>111.618</text:p>
          </table:table-cell>
          <table:table-cell office:value-type="float" office:value="217.86" calcext:value-type="float">
            <text:p>217.8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0.639" calcext:value-type="float">
            <text:p>120.639</text:p>
          </table:table-cell>
          <table:table-cell office:value-type="float" office:value="205.557" calcext:value-type="float">
            <text:p>205.557</text:p>
          </table:table-cell>
          <table:table-cell office:value-type="float" office:value="384.621" calcext:value-type="float">
            <text:p>384.621</text:p>
          </table:table-cell>
          <table:table-cell office:value-type="float" office:value="767.586" calcext:value-type="float">
            <text:p>767.5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5.574" calcext:value-type="float">
            <text:p>85.574</text:p>
          </table:table-cell>
          <table:table-cell office:value-type="float" office:value="144.142" calcext:value-type="float">
            <text:p>144.142</text:p>
          </table:table-cell>
          <table:table-cell office:value-type="float" office:value="274.7" calcext:value-type="float">
            <text:p>274.7</text:p>
          </table:table-cell>
          <table:table-cell office:value-type="float" office:value="515.01" calcext:value-type="float">
            <text:p>515.01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619" calcext:value-type="float">
            <text:p>33.619</text:p>
          </table:table-cell>
          <table:table-cell office:value-type="float" office:value="58.045" calcext:value-type="float">
            <text:p>58.045</text:p>
          </table:table-cell>
          <table:table-cell office:value-type="float" office:value="111.363" calcext:value-type="float">
            <text:p>111.363</text:p>
          </table:table-cell>
          <table:table-cell office:value-type="float" office:value="237.29" calcext:value-type="float">
            <text:p>237.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9.193" calcext:value-type="float">
            <text:p>119.193</text:p>
          </table:table-cell>
          <table:table-cell office:value-type="float" office:value="202.187" calcext:value-type="float">
            <text:p>202.187</text:p>
          </table:table-cell>
          <table:table-cell office:value-type="float" office:value="386.063" calcext:value-type="float">
            <text:p>386.063</text:p>
          </table:table-cell>
          <table:table-cell office:value-type="float" office:value="752.3" calcext:value-type="float">
            <text:p>752.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89.459" calcext:value-type="float">
            <text:p>89.459</text:p>
          </table:table-cell>
          <table:table-cell office:value-type="float" office:value="145.935" calcext:value-type="float">
            <text:p>145.935</text:p>
          </table:table-cell>
          <table:table-cell office:value-type="float" office:value="278.357" calcext:value-type="float">
            <text:p>278.357</text:p>
          </table:table-cell>
          <table:table-cell office:value-type="float" office:value="525.973" calcext:value-type="float">
            <text:p>525.973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2.967" calcext:value-type="float">
            <text:p>32.967</text:p>
          </table:table-cell>
          <table:table-cell office:value-type="float" office:value="58.059" calcext:value-type="float">
            <text:p>58.059</text:p>
          </table:table-cell>
          <table:table-cell office:value-type="float" office:value="111.624" calcext:value-type="float">
            <text:p>111.624</text:p>
          </table:table-cell>
          <table:table-cell office:value-type="float" office:value="213.967" calcext:value-type="float">
            <text:p>213.96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2.426" calcext:value-type="float">
            <text:p>122.426</text:p>
          </table:table-cell>
          <table:table-cell office:value-type="float" office:value="203.994" calcext:value-type="float">
            <text:p>203.994</text:p>
          </table:table-cell>
          <table:table-cell office:value-type="float" office:value="389.981" calcext:value-type="float">
            <text:p>389.981</text:p>
          </table:table-cell>
          <table:table-cell office:value-type="float" office:value="739.94" calcext:value-type="float">
            <text:p>739.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6.048" calcext:value-type="float">
            <text:p>86.048</text:p>
          </table:table-cell>
          <table:table-cell office:value-type="float" office:value="151.054" calcext:value-type="float">
            <text:p>151.054</text:p>
          </table:table-cell>
          <table:table-cell office:value-type="float" office:value="278.174" calcext:value-type="float">
            <text:p>278.174</text:p>
          </table:table-cell>
          <table:table-cell office:value-type="float" office:value="695.7" calcext:value-type="float">
            <text:p>695.7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4.101" calcext:value-type="float">
            <text:p>34.101</text:p>
          </table:table-cell>
          <table:table-cell office:value-type="float" office:value="58.239" calcext:value-type="float">
            <text:p>58.239</text:p>
          </table:table-cell>
          <table:table-cell office:value-type="float" office:value="111.653" calcext:value-type="float">
            <text:p>111.653</text:p>
          </table:table-cell>
          <table:table-cell office:value-type="float" office:value="266.586" calcext:value-type="float">
            <text:p>266.58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0.149" calcext:value-type="float">
            <text:p>120.149</text:p>
          </table:table-cell>
          <table:table-cell office:value-type="float" office:value="209.293" calcext:value-type="float">
            <text:p>209.293</text:p>
          </table:table-cell>
          <table:table-cell office:value-type="float" office:value="389.827" calcext:value-type="float">
            <text:p>389.827</text:p>
          </table:table-cell>
          <table:table-cell office:value-type="float" office:value="962.286" calcext:value-type="float">
            <text:p>962.2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85.919" calcext:value-type="float">
            <text:p>85.919</text:p>
          </table:table-cell>
          <table:table-cell office:value-type="float" office:value="144.296" calcext:value-type="float">
            <text:p>144.296</text:p>
          </table:table-cell>
          <table:table-cell office:value-type="float" office:value="275.306" calcext:value-type="float">
            <text:p>275.306</text:p>
          </table:table-cell>
          <table:table-cell office:value-type="float" office:value="867.231" calcext:value-type="float">
            <text:p>867.231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098" calcext:value-type="float">
            <text:p>33.098</text:p>
          </table:table-cell>
          <table:table-cell office:value-type="float" office:value="59.119" calcext:value-type="float">
            <text:p>59.119</text:p>
          </table:table-cell>
          <table:table-cell office:value-type="float" office:value="111.08" calcext:value-type="float">
            <text:p>111.08</text:p>
          </table:table-cell>
          <table:table-cell office:value-type="float" office:value="315.286" calcext:value-type="float">
            <text:p>315.28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9.017" calcext:value-type="float">
            <text:p>119.017</text:p>
          </table:table-cell>
          <table:table-cell office:value-type="float" office:value="203.415" calcext:value-type="float">
            <text:p>203.415</text:p>
          </table:table-cell>
          <table:table-cell office:value-type="float" office:value="386.386" calcext:value-type="float">
            <text:p>386.386</text:p>
          </table:table-cell>
          <table:table-cell office:value-type="float" office:value="1182.517" calcext:value-type="float">
            <text:p>1182.5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85.851" calcext:value-type="float">
            <text:p>85.851</text:p>
          </table:table-cell>
          <table:table-cell office:value-type="float" office:value="159.518" calcext:value-type="float">
            <text:p>159.518</text:p>
          </table:table-cell>
          <table:table-cell office:value-type="float" office:value="291.515" calcext:value-type="float">
            <text:p>291.515</text:p>
          </table:table-cell>
          <table:table-cell office:value-type="float" office:value="858.376" calcext:value-type="float">
            <text:p>858.376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276" calcext:value-type="float">
            <text:p>33.276</text:p>
          </table:table-cell>
          <table:table-cell office:value-type="float" office:value="58.164" calcext:value-type="float">
            <text:p>58.164</text:p>
          </table:table-cell>
          <table:table-cell office:value-type="float" office:value="112.103" calcext:value-type="float">
            <text:p>112.103</text:p>
          </table:table-cell>
          <table:table-cell office:value-type="float" office:value="377.67" calcext:value-type="float">
            <text:p>377.6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9.127" calcext:value-type="float">
            <text:p>119.127</text:p>
          </table:table-cell>
          <table:table-cell office:value-type="float" office:value="217.682" calcext:value-type="float">
            <text:p>217.682</text:p>
          </table:table-cell>
          <table:table-cell office:value-type="float" office:value="403.618" calcext:value-type="float">
            <text:p>403.618</text:p>
          </table:table-cell>
          <table:table-cell office:value-type="float" office:value="1236.046" calcext:value-type="float">
            <text:p>1236.04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86.794" calcext:value-type="float">
            <text:p>86.794</text:p>
          </table:table-cell>
          <table:table-cell office:value-type="float" office:value="144.784" calcext:value-type="float">
            <text:p>144.784</text:p>
          </table:table-cell>
          <table:table-cell office:value-type="float" office:value="287.005" calcext:value-type="float">
            <text:p>287.005</text:p>
          </table:table-cell>
          <table:table-cell office:value-type="float" office:value="815.867" calcext:value-type="float">
            <text:p>815.867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961" calcext:value-type="float">
            <text:p>33.961</text:p>
          </table:table-cell>
          <table:table-cell office:value-type="float" office:value="58.685" calcext:value-type="float">
            <text:p>58.685</text:p>
          </table:table-cell>
          <table:table-cell office:value-type="float" office:value="118.596" calcext:value-type="float">
            <text:p>118.596</text:p>
          </table:table-cell>
          <table:table-cell office:value-type="float" office:value="346.433" calcext:value-type="float">
            <text:p>346.4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0.755" calcext:value-type="float">
            <text:p>120.755</text:p>
          </table:table-cell>
          <table:table-cell office:value-type="float" office:value="203.469" calcext:value-type="float">
            <text:p>203.469</text:p>
          </table:table-cell>
          <table:table-cell office:value-type="float" office:value="405.601" calcext:value-type="float">
            <text:p>405.601</text:p>
          </table:table-cell>
          <table:table-cell office:value-type="float" office:value="1162.3" calcext:value-type="float">
            <text:p>1162.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 / 10" office:value-type="float" office:value="90.1806" calcext:value-type="float">
            <text:p>90.1806</text:p>
          </table:table-cell>
          <table:table-cell table:formula="of:=SUM([.D11];[.D14];[.D17];[.D20];[.D23];[.D26];[.D29];[.D32];[.D35];[.D38]) / 10" office:value-type="float" office:value="150.111" calcext:value-type="float">
            <text:p>150.111</text:p>
          </table:table-cell>
          <table:table-cell table:formula="of:=SUM([.E11];[.E14];[.E17];[.E20];[.E23];[.E26];[.E29];[.E32];[.E35];[.E38]) / 10" office:value-type="float" office:value="281.3179" calcext:value-type="float">
            <text:p>281.3179</text:p>
          </table:table-cell>
          <table:table-cell table:formula="of:=SUM([.F11];[.F14];[.F17];[.F20];[.F23];[.F26];[.F29];[.F32];[.F35];[.F38]) / 10" office:value-type="float" office:value="638.868" calcext:value-type="float">
            <text:p>638.868</text:p>
          </table:table-cell>
          <table:table-cell table:style-name="ce2"/>
          <table:table-cell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38.353" calcext:value-type="float">
            <text:p>38.353</text:p>
          </table:table-cell>
          <table:table-cell table:formula="of:=SUM([.D12];[.D15];[.D18];[.D21];[.D24];[.D27];[.D30];[.D33];[.D36];[.D39]) / 10" office:value-type="float" office:value="62.2" calcext:value-type="float">
            <text:p>62.2</text:p>
          </table:table-cell>
          <table:table-cell table:formula="of:=SUM([.E12];[.E15];[.E18];[.E21];[.E24];[.E27];[.E30];[.E33];[.E36];[.E39]) / 10" office:value-type="float" office:value="116.2214" calcext:value-type="float">
            <text:p>116.2214</text:p>
          </table:table-cell>
          <table:table-cell table:formula="of:=SUM([.F12];[.F15];[.F18];[.F21];[.F24];[.F27];[.F30];[.F33];[.F36];[.F39]) / 10" office:value-type="float" office:value="265.642" calcext:value-type="float">
            <text:p>265.64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3];[.C16];[.C19];[.C22];[.C25];[.C28];[.C31];[.C34];[.C37];[.C40]) / 10" office:value-type="float" office:value="128.5336" calcext:value-type="float">
            <text:p>128.5336</text:p>
          </table:table-cell>
          <table:table-cell table:formula="of:=SUM([.D13];[.D16];[.D19];[.D22];[.D25];[.D28];[.D31];[.D34];[.D37];[.D40]) / 10" office:value-type="float" office:value="212.311" calcext:value-type="float">
            <text:p>212.311</text:p>
          </table:table-cell>
          <table:table-cell table:formula="of:=SUM([.E13];[.E16];[.E19];[.E22];[.E25];[.E28];[.E31];[.E34];[.E37];[.E40]) / 10" office:value-type="float" office:value="397.5393" calcext:value-type="float">
            <text:p>397.5393</text:p>
          </table:table-cell>
          <table:table-cell table:formula="of:=SUM([.F13];[.F16];[.F19];[.F22];[.F25];[.F28];[.F31];[.F34];[.F37];[.F40]) / 10" office:value-type="float" office:value="904.51" calcext:value-type="float">
            <text:p>904.51</text:p>
          </table:table-cell>
          <table:table-cell table:number-columns-repeated="2"/>
        </table:table-row>
      </table:table>
      <table:table table:name="Bruciato - i7 7700@3.6 GHz" table:style-name="ta1"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SPD Project Measur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228.859" calcext:value-type="float">
            <text:p>228.859</text:p>
          </table:table-cell>
          <table:table-cell office:value-type="float" office:value="395.973" calcext:value-type="float">
            <text:p>395.973</text:p>
          </table:table-cell>
          <table:table-cell office:value-type="float" office:value="782.173" calcext:value-type="float">
            <text:p>782.173</text:p>
          </table:table-cell>
          <table:table-cell office:value-type="float" office:value="1487.295" calcext:value-type="float">
            <text:p>1487.2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573" calcext:value-type="float">
            <text:p>37.573</text:p>
          </table:table-cell>
          <table:table-cell office:value-type="float" office:value="64.525" calcext:value-type="float">
            <text:p>64.525</text:p>
          </table:table-cell>
          <table:table-cell office:value-type="float" office:value="125.596" calcext:value-type="float">
            <text:p>125.596</text:p>
          </table:table-cell>
          <table:table-cell office:value-type="float" office:value="239.444" calcext:value-type="float">
            <text:p>239.4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66.432" calcext:value-type="float">
            <text:p>266.432</text:p>
          </table:table-cell>
          <table:table-cell office:value-type="float" office:value="460.498" calcext:value-type="float">
            <text:p>460.498</text:p>
          </table:table-cell>
          <table:table-cell office:value-type="float" office:value="907.769" calcext:value-type="float">
            <text:p>907.769</text:p>
          </table:table-cell>
          <table:table-cell office:value-type="float" office:value="1726.739" calcext:value-type="float">
            <text:p>1726.73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219.936" calcext:value-type="float">
            <text:p>219.936</text:p>
          </table:table-cell>
          <table:table-cell office:value-type="float" office:value="399.389" calcext:value-type="float">
            <text:p>399.389</text:p>
          </table:table-cell>
          <table:table-cell office:value-type="float" office:value="763.505" calcext:value-type="float">
            <text:p>763.505</text:p>
          </table:table-cell>
          <table:table-cell office:value-type="float" office:value="1495.812" calcext:value-type="float">
            <text:p>1495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809" calcext:value-type="float">
            <text:p>36.809</text:p>
          </table:table-cell>
          <table:table-cell office:value-type="float" office:value="64.679" calcext:value-type="float">
            <text:p>64.679</text:p>
          </table:table-cell>
          <table:table-cell office:value-type="float" office:value="126.119" calcext:value-type="float">
            <text:p>126.119</text:p>
          </table:table-cell>
          <table:table-cell office:value-type="float" office:value="240.501" calcext:value-type="float">
            <text:p>240.50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6.745" calcext:value-type="float">
            <text:p>256.745</text:p>
          </table:table-cell>
          <table:table-cell office:value-type="float" office:value="464.068" calcext:value-type="float">
            <text:p>464.068</text:p>
          </table:table-cell>
          <table:table-cell office:value-type="float" office:value="889.624" calcext:value-type="float">
            <text:p>889.624</text:p>
          </table:table-cell>
          <table:table-cell office:value-type="float" office:value="1736.313" calcext:value-type="float">
            <text:p>1736.3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224.216" calcext:value-type="float">
            <text:p>224.216</text:p>
          </table:table-cell>
          <table:table-cell office:value-type="float" office:value="399.56" calcext:value-type="float">
            <text:p>399.56</text:p>
          </table:table-cell>
          <table:table-cell office:value-type="float" office:value="782.996" calcext:value-type="float">
            <text:p>782.996</text:p>
          </table:table-cell>
          <table:table-cell office:value-type="float" office:value="1498.117" calcext:value-type="float">
            <text:p>1498.11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265" calcext:value-type="float">
            <text:p>37.265</text:p>
          </table:table-cell>
          <table:table-cell office:value-type="float" office:value="64.687" calcext:value-type="float">
            <text:p>64.687</text:p>
          </table:table-cell>
          <table:table-cell office:value-type="float" office:value="125.645" calcext:value-type="float">
            <text:p>125.645</text:p>
          </table:table-cell>
          <table:table-cell office:value-type="float" office:value="240.335" calcext:value-type="float">
            <text:p>240.33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61.481" calcext:value-type="float">
            <text:p>261.481</text:p>
          </table:table-cell>
          <table:table-cell office:value-type="float" office:value="464.247" calcext:value-type="float">
            <text:p>464.247</text:p>
          </table:table-cell>
          <table:table-cell office:value-type="float" office:value="908.641" calcext:value-type="float">
            <text:p>908.641</text:p>
          </table:table-cell>
          <table:table-cell office:value-type="float" office:value="1738.452" calcext:value-type="float">
            <text:p>1738.4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218.885" calcext:value-type="float">
            <text:p>218.885</text:p>
          </table:table-cell>
          <table:table-cell office:value-type="float" office:value="405.701" calcext:value-type="float">
            <text:p>405.701</text:p>
          </table:table-cell>
          <table:table-cell office:value-type="float" office:value="762.724" calcext:value-type="float">
            <text:p>762.724</text:p>
          </table:table-cell>
          <table:table-cell office:value-type="float" office:value="1497.569" calcext:value-type="float">
            <text:p>1497.56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932" calcext:value-type="float">
            <text:p>36.932</text:p>
          </table:table-cell>
          <table:table-cell office:value-type="float" office:value="64.658" calcext:value-type="float">
            <text:p>64.658</text:p>
          </table:table-cell>
          <table:table-cell office:value-type="float" office:value="125.674" calcext:value-type="float">
            <text:p>125.674</text:p>
          </table:table-cell>
          <table:table-cell office:value-type="float" office:value="240.39" calcext:value-type="float">
            <text:p>240.3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5.817" calcext:value-type="float">
            <text:p>255.817</text:p>
          </table:table-cell>
          <table:table-cell office:value-type="float" office:value="470.359" calcext:value-type="float">
            <text:p>470.359</text:p>
          </table:table-cell>
          <table:table-cell office:value-type="float" office:value="888.398" calcext:value-type="float">
            <text:p>888.398</text:p>
          </table:table-cell>
          <table:table-cell office:value-type="float" office:value="1737.959" calcext:value-type="float">
            <text:p>1737.9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220.667" calcext:value-type="float">
            <text:p>220.667</text:p>
          </table:table-cell>
          <table:table-cell office:value-type="float" office:value="391.071" calcext:value-type="float">
            <text:p>391.071</text:p>
          </table:table-cell>
          <table:table-cell office:value-type="float" office:value="783.152" calcext:value-type="float">
            <text:p>783.152</text:p>
          </table:table-cell>
          <table:table-cell office:value-type="float" office:value="1492.588" calcext:value-type="float">
            <text:p>1492.58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61" calcext:value-type="float">
            <text:p>37.061</text:p>
          </table:table-cell>
          <table:table-cell office:value-type="float" office:value="64.459" calcext:value-type="float">
            <text:p>64.459</text:p>
          </table:table-cell>
          <table:table-cell office:value-type="float" office:value="125.511" calcext:value-type="float">
            <text:p>125.511</text:p>
          </table:table-cell>
          <table:table-cell office:value-type="float" office:value="240.399" calcext:value-type="float">
            <text:p>240.39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7.728" calcext:value-type="float">
            <text:p>257.728</text:p>
          </table:table-cell>
          <table:table-cell office:value-type="float" office:value="455.53" calcext:value-type="float">
            <text:p>455.53</text:p>
          </table:table-cell>
          <table:table-cell office:value-type="float" office:value="908.663" calcext:value-type="float">
            <text:p>908.663</text:p>
          </table:table-cell>
          <table:table-cell office:value-type="float" office:value="1732.987" calcext:value-type="float">
            <text:p>1732.98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221.863" calcext:value-type="float">
            <text:p>221.863</text:p>
          </table:table-cell>
          <table:table-cell office:value-type="float" office:value="403.538" calcext:value-type="float">
            <text:p>403.538</text:p>
          </table:table-cell>
          <table:table-cell office:value-type="float" office:value="782.844" calcext:value-type="float">
            <text:p>782.844</text:p>
          </table:table-cell>
          <table:table-cell office:value-type="float" office:value="1480.409" calcext:value-type="float">
            <text:p>1480.40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37" calcext:value-type="float">
            <text:p>37.037</text:p>
          </table:table-cell>
          <table:table-cell office:value-type="float" office:value="64.441" calcext:value-type="float">
            <text:p>64.441</text:p>
          </table:table-cell>
          <table:table-cell office:value-type="float" office:value="125.849" calcext:value-type="float">
            <text:p>125.849</text:p>
          </table:table-cell>
          <table:table-cell office:value-type="float" office:value="240.029" calcext:value-type="float">
            <text:p>240.0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8.9" calcext:value-type="float">
            <text:p>258.9</text:p>
          </table:table-cell>
          <table:table-cell office:value-type="float" office:value="467.979" calcext:value-type="float">
            <text:p>467.979</text:p>
          </table:table-cell>
          <table:table-cell office:value-type="float" office:value="908.693" calcext:value-type="float">
            <text:p>908.693</text:p>
          </table:table-cell>
          <table:table-cell office:value-type="float" office:value="1720.438" calcext:value-type="float">
            <text:p>1720.43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213.405" calcext:value-type="float">
            <text:p>213.405</text:p>
          </table:table-cell>
          <table:table-cell office:value-type="float" office:value="411.698" calcext:value-type="float">
            <text:p>411.698</text:p>
          </table:table-cell>
          <table:table-cell office:value-type="float" office:value="773.433" calcext:value-type="float">
            <text:p>773.433</text:p>
          </table:table-cell>
          <table:table-cell office:value-type="float" office:value="1489.652" calcext:value-type="float">
            <text:p>1489.6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94" calcext:value-type="float">
            <text:p>36.94</text:p>
          </table:table-cell>
          <table:table-cell office:value-type="float" office:value="64.356" calcext:value-type="float">
            <text:p>64.356</text:p>
          </table:table-cell>
          <table:table-cell office:value-type="float" office:value="126.16" calcext:value-type="float">
            <text:p>126.16</text:p>
          </table:table-cell>
          <table:table-cell office:value-type="float" office:value="241.3" calcext:value-type="float">
            <text:p>241.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0.345" calcext:value-type="float">
            <text:p>250.345</text:p>
          </table:table-cell>
          <table:table-cell office:value-type="float" office:value="476.054" calcext:value-type="float">
            <text:p>476.054</text:p>
          </table:table-cell>
          <table:table-cell office:value-type="float" office:value="899.593" calcext:value-type="float">
            <text:p>899.593</text:p>
          </table:table-cell>
          <table:table-cell office:value-type="float" office:value="1730.952" calcext:value-type="float">
            <text:p>1730.9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223.74" calcext:value-type="float">
            <text:p>223.74</text:p>
          </table:table-cell>
          <table:table-cell office:value-type="float" office:value="402.691" calcext:value-type="float">
            <text:p>402.691</text:p>
          </table:table-cell>
          <table:table-cell office:value-type="float" office:value="768.696" calcext:value-type="float">
            <text:p>768.696</text:p>
          </table:table-cell>
          <table:table-cell office:value-type="float" office:value="1497.542" calcext:value-type="float">
            <text:p>1497.54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956" calcext:value-type="float">
            <text:p>36.956</text:p>
          </table:table-cell>
          <table:table-cell office:value-type="float" office:value="64.397" calcext:value-type="float">
            <text:p>64.397</text:p>
          </table:table-cell>
          <table:table-cell office:value-type="float" office:value="125.662" calcext:value-type="float">
            <text:p>125.662</text:p>
          </table:table-cell>
          <table:table-cell office:value-type="float" office:value="240.038" calcext:value-type="float">
            <text:p>240.03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60.696" calcext:value-type="float">
            <text:p>260.696</text:p>
          </table:table-cell>
          <table:table-cell office:value-type="float" office:value="467.088" calcext:value-type="float">
            <text:p>467.088</text:p>
          </table:table-cell>
          <table:table-cell office:value-type="float" office:value="894.358" calcext:value-type="float">
            <text:p>894.358</text:p>
          </table:table-cell>
          <table:table-cell office:value-type="float" office:value="1737.58" calcext:value-type="float">
            <text:p>1737.5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220.069" calcext:value-type="float">
            <text:p>220.069</text:p>
          </table:table-cell>
          <table:table-cell office:value-type="float" office:value="409.978" calcext:value-type="float">
            <text:p>409.978</text:p>
          </table:table-cell>
          <table:table-cell office:value-type="float" office:value="768.094" calcext:value-type="float">
            <text:p>768.094</text:p>
          </table:table-cell>
          <table:table-cell office:value-type="float" office:value="1509.508" calcext:value-type="float">
            <text:p>1509.5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12" calcext:value-type="float">
            <text:p>37.012</text:p>
          </table:table-cell>
          <table:table-cell office:value-type="float" office:value="66.994" calcext:value-type="float">
            <text:p>66.994</text:p>
          </table:table-cell>
          <table:table-cell office:value-type="float" office:value="125.648" calcext:value-type="float">
            <text:p>125.648</text:p>
          </table:table-cell>
          <table:table-cell office:value-type="float" office:value="239.92" calcext:value-type="float">
            <text:p>239.9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7.081" calcext:value-type="float">
            <text:p>257.081</text:p>
          </table:table-cell>
          <table:table-cell office:value-type="float" office:value="476.972" calcext:value-type="float">
            <text:p>476.972</text:p>
          </table:table-cell>
          <table:table-cell office:value-type="float" office:value="893.742" calcext:value-type="float">
            <text:p>893.742</text:p>
          </table:table-cell>
          <table:table-cell office:value-type="float" office:value="1749.428" calcext:value-type="float">
            <text:p>1749.42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221.864" calcext:value-type="float">
            <text:p>221.864</text:p>
          </table:table-cell>
          <table:table-cell office:value-type="float" office:value="403.182" calcext:value-type="float">
            <text:p>403.182</text:p>
          </table:table-cell>
          <table:table-cell office:value-type="float" office:value="777.172" calcext:value-type="float">
            <text:p>777.172</text:p>
          </table:table-cell>
          <table:table-cell office:value-type="float" office:value="1499.863" calcext:value-type="float">
            <text:p>1499.8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45" calcext:value-type="float">
            <text:p>37.045</text:p>
          </table:table-cell>
          <table:table-cell office:value-type="float" office:value="64.446" calcext:value-type="float">
            <text:p>64.446</text:p>
          </table:table-cell>
          <table:table-cell office:value-type="float" office:value="125.541" calcext:value-type="float">
            <text:p>125.541</text:p>
          </table:table-cell>
          <table:table-cell office:value-type="float" office:value="239.985" calcext:value-type="float">
            <text:p>239.98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8.909" calcext:value-type="float">
            <text:p>258.909</text:p>
          </table:table-cell>
          <table:table-cell office:value-type="float" office:value="467.628" calcext:value-type="float">
            <text:p>467.628</text:p>
          </table:table-cell>
          <table:table-cell office:value-type="float" office:value="902.713" calcext:value-type="float">
            <text:p>902.713</text:p>
          </table:table-cell>
          <table:table-cell office:value-type="float" office:value="1739.848" calcext:value-type="float">
            <text:p>1739.84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 / 10" office:value-type="float" office:value="221.3504" calcext:value-type="float">
            <text:p>221.3504</text:p>
          </table:table-cell>
          <table:table-cell table:formula="of:=SUM([.D11];[.D14];[.D17];[.D20];[.D23];[.D26];[.D29];[.D32];[.D35];[.D38]) / 10" office:value-type="float" office:value="402.2781" calcext:value-type="float">
            <text:p>402.2781</text:p>
          </table:table-cell>
          <table:table-cell table:formula="of:=SUM([.E11];[.E14];[.E17];[.E20];[.E23];[.E26];[.E29];[.E32];[.E35];[.E38]) / 10" office:value-type="float" office:value="774.4789" calcext:value-type="float">
            <text:p>774.4789</text:p>
          </table:table-cell>
          <table:table-cell table:formula="of:=SUM([.F11];[.F14];[.F17];[.F20];[.F23];[.F26];[.F29];[.F32];[.F35];[.F38]) / 10" office:value-type="float" office:value="1494.8355" calcext:value-type="float">
            <text:p>1494.83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37.063" calcext:value-type="float">
            <text:p>37.063</text:p>
          </table:table-cell>
          <table:table-cell table:formula="of:=SUM([.D12];[.D15];[.D18];[.D21];[.D24];[.D27];[.D30];[.D33];[.D36];[.D39]) / 10" office:value-type="float" office:value="64.7642" calcext:value-type="float">
            <text:p>64.7642</text:p>
          </table:table-cell>
          <table:table-cell table:formula="of:=SUM([.E12];[.E15];[.E18];[.E21];[.E24];[.E27];[.E30];[.E33];[.E36];[.E39]) / 10" office:value-type="float" office:value="125.7405" calcext:value-type="float">
            <text:p>125.7405</text:p>
          </table:table-cell>
          <table:table-cell table:formula="of:=SUM([.F12];[.F15];[.F18];[.F21];[.F24];[.F27];[.F30];[.F33];[.F36];[.F39]) / 10" office:value-type="float" office:value="240.2341" calcext:value-type="float">
            <text:p>240.234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3];[.C16];[.C19];[.C22];[.C25];[.C28];[.C31];[.C34];[.C37];[.C40]) / 10" office:value-type="float" office:value="258.4134" calcext:value-type="float">
            <text:p>258.4134</text:p>
          </table:table-cell>
          <table:table-cell table:formula="of:=SUM([.D13];[.D16];[.D19];[.D22];[.D25];[.D28];[.D31];[.D34];[.D37];[.D40]) / 10" office:value-type="float" office:value="467.0423" calcext:value-type="float">
            <text:p>467.0423</text:p>
          </table:table-cell>
          <table:table-cell table:formula="of:=SUM([.E13];[.E16];[.E19];[.E22];[.E25];[.E28];[.E31];[.E34];[.E37];[.E40]) / 10" office:value-type="float" office:value="900.2194" calcext:value-type="float">
            <text:p>900.2194</text:p>
          </table:table-cell>
          <table:table-cell table:formula="of:=SUM([.F13];[.F16];[.F19];[.F22];[.F25];[.F28];[.F31];[.F34];[.F37];[.F40]) / 10" office:value-type="float" office:value="1735.0696" calcext:value-type="float">
            <text:p>1735.0696</text:p>
          </table:table-cell>
        </table:table-row>
      </table:table>
      <table:table table:name="Gewurztraminer - i7 4770K@3.5GHz" table:style-name="ta1">
        <table:shapes>
          <draw:frame draw:z-index="0" draw:style-name="gr1" draw:text-style-name="P1" svg:width="453.34pt" svg:height="255.03pt" svg:x="20.83pt" svg:y="517.18pt">
            <draw:object draw:notify-on-update-of-ranges="'Gewurztraminer - i7 4770K@3.5GHz'.C6:'Gewurztraminer - i7 4770K@3.5GHz'.F6 'Gewurztraminer - i7 4770K@3.5GHz'.C29:'Gewurztraminer - i7 4770K@3.5GHz'.F29 'Gewurztraminer - i7 4770K@3.5GHz'.C6:'Gewurztraminer - i7 4770K@3.5GHz'.F6 'Gewurztraminer - i7 4770K@3.5GHz'.C28:'Gewurztraminer - i7 4770K@3.5GHz'.F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4770k @3.5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31 GBS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120 Gbs SSD Samsung 850 EV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GPU: 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97.196" calcext:value-type="float">
            <text:p>97.196</text:p>
          </table:table-cell>
          <table:table-cell office:value-type="float" office:value="163.789" calcext:value-type="float">
            <text:p>163.789</text:p>
          </table:table-cell>
          <table:table-cell office:value-type="float" office:value="325.622" calcext:value-type="float">
            <text:p>325.622</text:p>
          </table:table-cell>
          <table:table-cell office:value-type="float" office:value="618.749" calcext:value-type="float">
            <text:p>618.74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1.381" calcext:value-type="float">
            <text:p>41.381</text:p>
          </table:table-cell>
          <table:table-cell office:value-type="float" office:value="70.893" calcext:value-type="float">
            <text:p>70.893</text:p>
          </table:table-cell>
          <table:table-cell office:value-type="float" office:value="138.668" calcext:value-type="float">
            <text:p>138.668</text:p>
          </table:table-cell>
          <table:table-cell office:value-type="float" office:value="265.801" calcext:value-type="float">
            <text:p>265.80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8.577" calcext:value-type="float">
            <text:p>138.577</text:p>
          </table:table-cell>
          <table:table-cell office:value-type="float" office:value="234.682" calcext:value-type="float">
            <text:p>234.682</text:p>
          </table:table-cell>
          <table:table-cell office:value-type="float" office:value="464.29" calcext:value-type="float">
            <text:p>464.29</text:p>
          </table:table-cell>
          <table:table-cell office:value-type="float" office:value="884.55" calcext:value-type="float">
            <text:p>884.5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94.589" calcext:value-type="float">
            <text:p>94.589</text:p>
          </table:table-cell>
          <table:table-cell office:value-type="float" office:value="167.988" calcext:value-type="float">
            <text:p>167.988</text:p>
          </table:table-cell>
          <table:table-cell office:value-type="float" office:value="321.296" calcext:value-type="float">
            <text:p>321.296</text:p>
          </table:table-cell>
          <table:table-cell office:value-type="float" office:value="621.064" calcext:value-type="float">
            <text:p>621.06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53" calcext:value-type="float">
            <text:p>40.253</text:p>
          </table:table-cell>
          <table:table-cell office:value-type="float" office:value="71.042" calcext:value-type="float">
            <text:p>71.042</text:p>
          </table:table-cell>
          <table:table-cell office:value-type="float" office:value="139.398" calcext:value-type="float">
            <text:p>139.398</text:p>
          </table:table-cell>
          <table:table-cell office:value-type="float" office:value="266.743" calcext:value-type="float">
            <text:p>266.74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842" calcext:value-type="float">
            <text:p>134.842</text:p>
          </table:table-cell>
          <table:table-cell office:value-type="float" office:value="239.03" calcext:value-type="float">
            <text:p>239.03</text:p>
          </table:table-cell>
          <table:table-cell office:value-type="float" office:value="460.694" calcext:value-type="float">
            <text:p>460.694</text:p>
          </table:table-cell>
          <table:table-cell office:value-type="float" office:value="887.807" calcext:value-type="float">
            <text:p>887.8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90.662" calcext:value-type="float">
            <text:p>90.662</text:p>
          </table:table-cell>
          <table:table-cell office:value-type="float" office:value="167.381" calcext:value-type="float">
            <text:p>167.381</text:p>
          </table:table-cell>
          <table:table-cell office:value-type="float" office:value="323.814" calcext:value-type="float">
            <text:p>323.814</text:p>
          </table:table-cell>
          <table:table-cell office:value-type="float" office:value="617.215" calcext:value-type="float">
            <text:p>617.21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1" calcext:value-type="float">
            <text:p>40.371</text:p>
          </table:table-cell>
          <table:table-cell office:value-type="float" office:value="71.055" calcext:value-type="float">
            <text:p>71.055</text:p>
          </table:table-cell>
          <table:table-cell office:value-type="float" office:value="138.93" calcext:value-type="float">
            <text:p>138.93</text:p>
          </table:table-cell>
          <table:table-cell office:value-type="float" office:value="266.436" calcext:value-type="float">
            <text:p>266.4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033" calcext:value-type="float">
            <text:p>131.033</text:p>
          </table:table-cell>
          <table:table-cell office:value-type="float" office:value="238.436" calcext:value-type="float">
            <text:p>238.436</text:p>
          </table:table-cell>
          <table:table-cell office:value-type="float" office:value="462.744" calcext:value-type="float">
            <text:p>462.744</text:p>
          </table:table-cell>
          <table:table-cell office:value-type="float" office:value="883.651" calcext:value-type="float">
            <text:p>883.65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90.494" calcext:value-type="float">
            <text:p>90.494</text:p>
          </table:table-cell>
          <table:table-cell office:value-type="float" office:value="165.836" calcext:value-type="float">
            <text:p>165.836</text:p>
          </table:table-cell>
          <table:table-cell office:value-type="float" office:value="324.777" calcext:value-type="float">
            <text:p>324.777</text:p>
          </table:table-cell>
          <table:table-cell office:value-type="float" office:value="609.746" calcext:value-type="float">
            <text:p>609.746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38" calcext:value-type="float">
            <text:p>40.338</text:p>
          </table:table-cell>
          <table:table-cell office:value-type="float" office:value="71.134" calcext:value-type="float">
            <text:p>71.134</text:p>
          </table:table-cell>
          <table:table-cell office:value-type="float" office:value="138.804" calcext:value-type="float">
            <text:p>138.804</text:p>
          </table:table-cell>
          <table:table-cell office:value-type="float" office:value="265.932" calcext:value-type="float">
            <text:p>265.93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236.97" calcext:value-type="float">
            <text:p>236.97</text:p>
          </table:table-cell>
          <table:table-cell office:value-type="float" office:value="463.581" calcext:value-type="float">
            <text:p>463.581</text:p>
          </table:table-cell>
          <table:table-cell office:value-type="float" office:value="875.678" calcext:value-type="float">
            <text:p>875.67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8.018" calcext:value-type="float">
            <text:p>88.018</text:p>
          </table:table-cell>
          <table:table-cell office:value-type="float" office:value="165.138" calcext:value-type="float">
            <text:p>165.138</text:p>
          </table:table-cell>
          <table:table-cell office:value-type="float" office:value="322.153" calcext:value-type="float">
            <text:p>322.153</text:p>
          </table:table-cell>
          <table:table-cell office:value-type="float" office:value="600.53" calcext:value-type="float">
            <text:p>600.5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99" calcext:value-type="float">
            <text:p>40.299</text:p>
          </table:table-cell>
          <table:table-cell office:value-type="float" office:value="71.451" calcext:value-type="float">
            <text:p>71.451</text:p>
          </table:table-cell>
          <table:table-cell office:value-type="float" office:value="138.832" calcext:value-type="float">
            <text:p>138.832</text:p>
          </table:table-cell>
          <table:table-cell office:value-type="float" office:value="266.602" calcext:value-type="float">
            <text:p>266.6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8.317" calcext:value-type="float">
            <text:p>128.317</text:p>
          </table:table-cell>
          <table:table-cell office:value-type="float" office:value="236.589" calcext:value-type="float">
            <text:p>236.589</text:p>
          </table:table-cell>
          <table:table-cell office:value-type="float" office:value="460.985" calcext:value-type="float">
            <text:p>460.985</text:p>
          </table:table-cell>
          <table:table-cell office:value-type="float" office:value="867.132" calcext:value-type="float">
            <text:p>867.13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90.828" calcext:value-type="float">
            <text:p>90.828</text:p>
          </table:table-cell>
          <table:table-cell office:value-type="float" office:value="166.639" calcext:value-type="float">
            <text:p>166.639</text:p>
          </table:table-cell>
          <table:table-cell office:value-type="float" office:value="324.984" calcext:value-type="float">
            <text:p>324.984</text:p>
          </table:table-cell>
          <table:table-cell office:value-type="float" office:value="622.352" calcext:value-type="float">
            <text:p>622.3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4" calcext:value-type="float">
            <text:p>40.374</text:p>
          </table:table-cell>
          <table:table-cell office:value-type="float" office:value="71.06" calcext:value-type="float">
            <text:p>71.06</text:p>
          </table:table-cell>
          <table:table-cell office:value-type="float" office:value="139.26" calcext:value-type="float">
            <text:p>139.26</text:p>
          </table:table-cell>
          <table:table-cell office:value-type="float" office:value="266.303" calcext:value-type="float">
            <text:p>266.30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202" calcext:value-type="float">
            <text:p>131.202</text:p>
          </table:table-cell>
          <table:table-cell office:value-type="float" office:value="237.699" calcext:value-type="float">
            <text:p>237.699</text:p>
          </table:table-cell>
          <table:table-cell office:value-type="float" office:value="464.244" calcext:value-type="float">
            <text:p>464.244</text:p>
          </table:table-cell>
          <table:table-cell office:value-type="float" office:value="888.655" calcext:value-type="float">
            <text:p>888.65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9.469" calcext:value-type="float">
            <text:p>89.469</text:p>
          </table:table-cell>
          <table:table-cell office:value-type="float" office:value="167.664" calcext:value-type="float">
            <text:p>167.664</text:p>
          </table:table-cell>
          <table:table-cell office:value-type="float" office:value="326.887" calcext:value-type="float">
            <text:p>326.887</text:p>
          </table:table-cell>
          <table:table-cell office:value-type="float" office:value="614.049" calcext:value-type="float">
            <text:p>614.04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85" calcext:value-type="float">
            <text:p>40.385</text:p>
          </table:table-cell>
          <table:table-cell office:value-type="float" office:value="71.076" calcext:value-type="float">
            <text:p>71.076</text:p>
          </table:table-cell>
          <table:table-cell office:value-type="float" office:value="139.058" calcext:value-type="float">
            <text:p>139.058</text:p>
          </table:table-cell>
          <table:table-cell office:value-type="float" office:value="267.465" calcext:value-type="float">
            <text:p>267.46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9.854" calcext:value-type="float">
            <text:p>129.854</text:p>
          </table:table-cell>
          <table:table-cell office:value-type="float" office:value="238.74" calcext:value-type="float">
            <text:p>238.74</text:p>
          </table:table-cell>
          <table:table-cell office:value-type="float" office:value="465.945" calcext:value-type="float">
            <text:p>465.945</text:p>
          </table:table-cell>
          <table:table-cell office:value-type="float" office:value="881.514" calcext:value-type="float">
            <text:p>881.5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92.205" calcext:value-type="float">
            <text:p>92.205</text:p>
          </table:table-cell>
          <table:table-cell office:value-type="float" office:value="169.171" calcext:value-type="float">
            <text:p>169.171</text:p>
          </table:table-cell>
          <table:table-cell office:value-type="float" office:value="325.341" calcext:value-type="float">
            <text:p>325.341</text:p>
          </table:table-cell>
          <table:table-cell office:value-type="float" office:value="612.916" calcext:value-type="float">
            <text:p>612.916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61" calcext:value-type="float">
            <text:p>40.361</text:p>
          </table:table-cell>
          <table:table-cell office:value-type="float" office:value="70.773" calcext:value-type="float">
            <text:p>70.773</text:p>
          </table:table-cell>
          <table:table-cell office:value-type="float" office:value="139.027" calcext:value-type="float">
            <text:p>139.027</text:p>
          </table:table-cell>
          <table:table-cell office:value-type="float" office:value="266.081" calcext:value-type="float">
            <text:p>266.08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566" calcext:value-type="float">
            <text:p>132.566</text:p>
          </table:table-cell>
          <table:table-cell office:value-type="float" office:value="239.944" calcext:value-type="float">
            <text:p>239.944</text:p>
          </table:table-cell>
          <table:table-cell office:value-type="float" office:value="464.368" calcext:value-type="float">
            <text:p>464.368</text:p>
          </table:table-cell>
          <table:table-cell office:value-type="float" office:value="878.997" calcext:value-type="float">
            <text:p>878.99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94.026" calcext:value-type="float">
            <text:p>94.026</text:p>
          </table:table-cell>
          <table:table-cell office:value-type="float" office:value="170.552" calcext:value-type="float">
            <text:p>170.552</text:p>
          </table:table-cell>
          <table:table-cell office:value-type="float" office:value="329.041" calcext:value-type="float">
            <text:p>329.041</text:p>
          </table:table-cell>
          <table:table-cell office:value-type="float" office:value="606.349" calcext:value-type="float">
            <text:p>606.34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59" calcext:value-type="float">
            <text:p>40.359</text:p>
          </table:table-cell>
          <table:table-cell office:value-type="float" office:value="71.245" calcext:value-type="float">
            <text:p>71.245</text:p>
          </table:table-cell>
          <table:table-cell office:value-type="float" office:value="138.732" calcext:value-type="float">
            <text:p>138.732</text:p>
          </table:table-cell>
          <table:table-cell office:value-type="float" office:value="265.958" calcext:value-type="float">
            <text:p>265.9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385" calcext:value-type="float">
            <text:p>134.385</text:p>
          </table:table-cell>
          <table:table-cell office:value-type="float" office:value="241.797" calcext:value-type="float">
            <text:p>241.797</text:p>
          </table:table-cell>
          <table:table-cell office:value-type="float" office:value="467.773" calcext:value-type="float">
            <text:p>467.773</text:p>
          </table:table-cell>
          <table:table-cell office:value-type="float" office:value="872.307" calcext:value-type="float">
            <text:p>872.30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91.581" calcext:value-type="float">
            <text:p>91.581</text:p>
          </table:table-cell>
          <table:table-cell office:value-type="float" office:value="167.542" calcext:value-type="float">
            <text:p>167.542</text:p>
          </table:table-cell>
          <table:table-cell office:value-type="float" office:value="330.596" calcext:value-type="float">
            <text:p>330.596</text:p>
          </table:table-cell>
          <table:table-cell office:value-type="float" office:value="613.759" calcext:value-type="float">
            <text:p>613.75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595" calcext:value-type="float">
            <text:p>40.595</text:p>
          </table:table-cell>
          <table:table-cell office:value-type="float" office:value="71.205" calcext:value-type="float">
            <text:p>71.205</text:p>
          </table:table-cell>
          <table:table-cell office:value-type="float" office:value="138.794" calcext:value-type="float">
            <text:p>138.794</text:p>
          </table:table-cell>
          <table:table-cell office:value-type="float" office:value="266.146" calcext:value-type="float">
            <text:p>266.1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176" calcext:value-type="float">
            <text:p>132.176</text:p>
          </table:table-cell>
          <table:table-cell office:value-type="float" office:value="238.747" calcext:value-type="float">
            <text:p>238.747</text:p>
          </table:table-cell>
          <table:table-cell office:value-type="float" office:value="469.39" calcext:value-type="float">
            <text:p>469.39</text:p>
          </table:table-cell>
          <table:table-cell office:value-type="float" office:value="879.905" calcext:value-type="float">
            <text:p>879.90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4"/>
        </table:table-row>
      </table:table>
      <table:table table:name="Raspberry PI 3 B+" table:style-name="ta1">
        <table:shapes>
          <draw:frame draw:z-index="0" draw:style-name="gr1" draw:text-style-name="P1" svg:width="453.51pt" svg:height="255.09pt" svg:x="94.96pt" svg:y="542.13pt">
            <draw:object draw:notify-on-update-of-ranges="'Raspberry PI 3 B+'.C6:'Raspberry PI 3 B+'.F6 'Raspberry PI 3 B+'.C29:'Raspberry PI 3 B+'.F29 'Raspberry PI 3 B+'.C6:'Raspberry PI 3 B+'.F6 'Raspberry PI 3 B+'.C28:'Raspberry PI 3 B+'.F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1 TBS Magnetic Hard drive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87.313" calcext:value-type="float">
            <text:p>1187.313</text:p>
          </table:table-cell>
          <table:table-cell office:value-type="float" office:value="1970.573" calcext:value-type="float">
            <text:p>1970.573</text:p>
          </table:table-cell>
          <table:table-cell office:value-type="float" office:value="4618.086" calcext:value-type="float">
            <text:p>4618.086</text:p>
          </table:table-cell>
          <table:table-cell office:value-type="float" office:value="7822.708" calcext:value-type="float">
            <text:p>7822.7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04.251" calcext:value-type="float">
            <text:p>504.251</text:p>
          </table:table-cell>
          <table:table-cell office:value-type="float" office:value="872.414" calcext:value-type="float">
            <text:p>872.414</text:p>
          </table:table-cell>
          <table:table-cell office:value-type="float" office:value="1686.971" calcext:value-type="float">
            <text:p>1686.971</text:p>
          </table:table-cell>
          <table:table-cell office:value-type="float" office:value="3288.575" calcext:value-type="float">
            <text:p>3288.57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91.564" calcext:value-type="float">
            <text:p>1691.564</text:p>
          </table:table-cell>
          <table:table-cell office:value-type="float" office:value="2842.987" calcext:value-type="float">
            <text:p>2842.987</text:p>
          </table:table-cell>
          <table:table-cell office:value-type="float" office:value="6305.057" calcext:value-type="float">
            <text:p>6305.057</text:p>
          </table:table-cell>
          <table:table-cell office:value-type="float" office:value="11111.283" calcext:value-type="float">
            <text:p>11111.28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135.219" calcext:value-type="float">
            <text:p>1135.219</text:p>
          </table:table-cell>
          <table:table-cell office:value-type="float" office:value="3258.087" calcext:value-type="float">
            <text:p>3258.087</text:p>
          </table:table-cell>
          <table:table-cell office:value-type="float" office:value="4284.047" calcext:value-type="float">
            <text:p>4284.047</text:p>
          </table:table-cell>
          <table:table-cell office:value-type="float" office:value="8221.455" calcext:value-type="float">
            <text:p>8221.4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89.206" calcext:value-type="float">
            <text:p>489.206</text:p>
          </table:table-cell>
          <table:table-cell office:value-type="float" office:value="1474.26" calcext:value-type="float">
            <text:p>1474.26</text:p>
          </table:table-cell>
          <table:table-cell office:value-type="float" office:value="1635.525" calcext:value-type="float">
            <text:p>1635.525</text:p>
          </table:table-cell>
          <table:table-cell office:value-type="float" office:value="3565.744" calcext:value-type="float">
            <text:p>3565.7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24.425" calcext:value-type="float">
            <text:p>1624.425</text:p>
          </table:table-cell>
          <table:table-cell office:value-type="float" office:value="4732.347" calcext:value-type="float">
            <text:p>4732.347</text:p>
          </table:table-cell>
          <table:table-cell office:value-type="float" office:value="5919.572" calcext:value-type="float">
            <text:p>5919.572</text:p>
          </table:table-cell>
          <table:table-cell office:value-type="float" office:value="11787.199" calcext:value-type="float">
            <text:p>11787.19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160.945" calcext:value-type="float">
            <text:p>1160.945</text:p>
          </table:table-cell>
          <table:table-cell office:value-type="float" office:value="1937.288" calcext:value-type="float">
            <text:p>1937.288</text:p>
          </table:table-cell>
          <table:table-cell office:value-type="float" office:value="4540.511" calcext:value-type="float">
            <text:p>4540.511</text:p>
          </table:table-cell>
          <table:table-cell office:value-type="float" office:value="8322.852" calcext:value-type="float">
            <text:p>8322.8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0.469" calcext:value-type="float">
            <text:p>510.469</text:p>
          </table:table-cell>
          <table:table-cell office:value-type="float" office:value="830.257" calcext:value-type="float">
            <text:p>830.257</text:p>
          </table:table-cell>
          <table:table-cell office:value-type="float" office:value="1645.328" calcext:value-type="float">
            <text:p>1645.328</text:p>
          </table:table-cell>
          <table:table-cell office:value-type="float" office:value="3662.223" calcext:value-type="float">
            <text:p>3662.2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71.414" calcext:value-type="float">
            <text:p>1671.414</text:p>
          </table:table-cell>
          <table:table-cell office:value-type="float" office:value="2767.545" calcext:value-type="float">
            <text:p>2767.545</text:p>
          </table:table-cell>
          <table:table-cell office:value-type="float" office:value="6185.839" calcext:value-type="float">
            <text:p>6185.839</text:p>
          </table:table-cell>
          <table:table-cell office:value-type="float" office:value="11985.075" calcext:value-type="float">
            <text:p>11985.07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183.629" calcext:value-type="float">
            <text:p>1183.629</text:p>
          </table:table-cell>
          <table:table-cell office:value-type="float" office:value="1935.359" calcext:value-type="float">
            <text:p>1935.359</text:p>
          </table:table-cell>
          <table:table-cell office:value-type="float" office:value="4533.723" calcext:value-type="float">
            <text:p>4533.723</text:p>
          </table:table-cell>
          <table:table-cell office:value-type="float" office:value="8387.991" calcext:value-type="float">
            <text:p>8387.99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97.613" calcext:value-type="float">
            <text:p>497.613</text:p>
          </table:table-cell>
          <table:table-cell office:value-type="float" office:value="830.167" calcext:value-type="float">
            <text:p>830.167</text:p>
          </table:table-cell>
          <table:table-cell office:value-type="float" office:value="1696.857" calcext:value-type="float">
            <text:p>1696.857</text:p>
          </table:table-cell>
          <table:table-cell office:value-type="float" office:value="3723.554" calcext:value-type="float">
            <text:p>3723.5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81.242" calcext:value-type="float">
            <text:p>1681.242</text:p>
          </table:table-cell>
          <table:table-cell office:value-type="float" office:value="2765.526" calcext:value-type="float">
            <text:p>2765.526</text:p>
          </table:table-cell>
          <table:table-cell office:value-type="float" office:value="6230.58" calcext:value-type="float">
            <text:p>6230.58</text:p>
          </table:table-cell>
          <table:table-cell office:value-type="float" office:value="12111.545" calcext:value-type="float">
            <text:p>12111.54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195.974" calcext:value-type="float">
            <text:p>1195.974</text:p>
          </table:table-cell>
          <table:table-cell office:value-type="float" office:value="1929.643" calcext:value-type="float">
            <text:p>1929.643</text:p>
          </table:table-cell>
          <table:table-cell office:value-type="float" office:value="3970.297" calcext:value-type="float">
            <text:p>3970.297</text:p>
          </table:table-cell>
          <table:table-cell office:value-type="float" office:value="8471.628" calcext:value-type="float">
            <text:p>8471.62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1.886" calcext:value-type="float">
            <text:p>511.886</text:p>
          </table:table-cell>
          <table:table-cell office:value-type="float" office:value="833.33" calcext:value-type="float">
            <text:p>833.33</text:p>
          </table:table-cell>
          <table:table-cell office:value-type="float" office:value="1708.166" calcext:value-type="float">
            <text:p>1708.166</text:p>
          </table:table-cell>
          <table:table-cell office:value-type="float" office:value="3732.359" calcext:value-type="float">
            <text:p>3732.35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707.86" calcext:value-type="float">
            <text:p>1707.86</text:p>
          </table:table-cell>
          <table:table-cell office:value-type="float" office:value="2762.973" calcext:value-type="float">
            <text:p>2762.973</text:p>
          </table:table-cell>
          <table:table-cell office:value-type="float" office:value="5678.463" calcext:value-type="float">
            <text:p>5678.463</text:p>
          </table:table-cell>
          <table:table-cell office:value-type="float" office:value="12203.987" calcext:value-type="float">
            <text:p>12203.98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528.486" calcext:value-type="float">
            <text:p>1528.486</text:p>
          </table:table-cell>
          <table:table-cell office:value-type="float" office:value="1948.934" calcext:value-type="float">
            <text:p>1948.934</text:p>
          </table:table-cell>
          <table:table-cell office:value-type="float" office:value="4925.515" calcext:value-type="float">
            <text:p>4925.515</text:p>
          </table:table-cell>
          <table:table-cell office:value-type="float" office:value="8625.297" calcext:value-type="float">
            <text:p>8625.29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99.877" calcext:value-type="float">
            <text:p>499.877</text:p>
          </table:table-cell>
          <table:table-cell office:value-type="float" office:value="842.03" calcext:value-type="float">
            <text:p>842.03</text:p>
          </table:table-cell>
          <table:table-cell office:value-type="float" office:value="1810.871" calcext:value-type="float">
            <text:p>1810.871</text:p>
          </table:table-cell>
          <table:table-cell office:value-type="float" office:value="3701.887" calcext:value-type="float">
            <text:p>3701.88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28.363" calcext:value-type="float">
            <text:p>2028.363</text:p>
          </table:table-cell>
          <table:table-cell office:value-type="float" office:value="2790.964" calcext:value-type="float">
            <text:p>2790.964</text:p>
          </table:table-cell>
          <table:table-cell office:value-type="float" office:value="6736.386" calcext:value-type="float">
            <text:p>6736.386</text:p>
          </table:table-cell>
          <table:table-cell office:value-type="float" office:value="12327.184" calcext:value-type="float">
            <text:p>12327.18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899.48" calcext:value-type="float">
            <text:p>1899.48</text:p>
          </table:table-cell>
          <table:table-cell office:value-type="float" office:value="2957.387" calcext:value-type="float">
            <text:p>2957.387</text:p>
          </table:table-cell>
          <table:table-cell office:value-type="float" office:value="4095.45" calcext:value-type="float">
            <text:p>4095.45</text:p>
          </table:table-cell>
          <table:table-cell office:value-type="float" office:value="8511.195" calcext:value-type="float">
            <text:p>8511.1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1.61" calcext:value-type="float">
            <text:p>511.61</text:p>
          </table:table-cell>
          <table:table-cell office:value-type="float" office:value="886.384" calcext:value-type="float">
            <text:p>886.384</text:p>
          </table:table-cell>
          <table:table-cell office:value-type="float" office:value="1686.782" calcext:value-type="float">
            <text:p>1686.782</text:p>
          </table:table-cell>
          <table:table-cell office:value-type="float" office:value="3755.564" calcext:value-type="float">
            <text:p>3755.56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411.09" calcext:value-type="float">
            <text:p>2411.09</text:p>
          </table:table-cell>
          <table:table-cell office:value-type="float" office:value="3843.771" calcext:value-type="float">
            <text:p>3843.771</text:p>
          </table:table-cell>
          <table:table-cell office:value-type="float" office:value="5782.232" calcext:value-type="float">
            <text:p>5782.232</text:p>
          </table:table-cell>
          <table:table-cell office:value-type="float" office:value="12266.759" calcext:value-type="float">
            <text:p>12266.7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507.329" calcext:value-type="float">
            <text:p>1507.329</text:p>
          </table:table-cell>
          <table:table-cell office:value-type="float" office:value="1934.525" calcext:value-type="float">
            <text:p>1934.525</text:p>
          </table:table-cell>
          <table:table-cell office:value-type="float" office:value="5012.458" calcext:value-type="float">
            <text:p>5012.458</text:p>
          </table:table-cell>
          <table:table-cell office:value-type="float" office:value="8587.071" calcext:value-type="float">
            <text:p>8587.07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79.101" calcext:value-type="float">
            <text:p>479.101</text:p>
          </table:table-cell>
          <table:table-cell office:value-type="float" office:value="833.34" calcext:value-type="float">
            <text:p>833.34</text:p>
          </table:table-cell>
          <table:table-cell office:value-type="float" office:value="1850.06" calcext:value-type="float">
            <text:p>1850.06</text:p>
          </table:table-cell>
          <table:table-cell office:value-type="float" office:value="3761.898" calcext:value-type="float">
            <text:p>3761.89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86.43" calcext:value-type="float">
            <text:p>1986.43</text:p>
          </table:table-cell>
          <table:table-cell office:value-type="float" office:value="2767.865" calcext:value-type="float">
            <text:p>2767.865</text:p>
          </table:table-cell>
          <table:table-cell office:value-type="float" office:value="6862.518" calcext:value-type="float">
            <text:p>6862.518</text:p>
          </table:table-cell>
          <table:table-cell office:value-type="float" office:value="12348.969" calcext:value-type="float">
            <text:p>12348.96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172.701" calcext:value-type="float">
            <text:p>1172.701</text:p>
          </table:table-cell>
          <table:table-cell office:value-type="float" office:value="2084.434" calcext:value-type="float">
            <text:p>2084.434</text:p>
          </table:table-cell>
          <table:table-cell office:value-type="float" office:value="4211.971" calcext:value-type="float">
            <text:p>4211.971</text:p>
          </table:table-cell>
          <table:table-cell office:value-type="float" office:value="8674.268" calcext:value-type="float">
            <text:p>8674.26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79.89" calcext:value-type="float">
            <text:p>479.89</text:p>
          </table:table-cell>
          <table:table-cell office:value-type="float" office:value="829.756" calcext:value-type="float">
            <text:p>829.756</text:p>
          </table:table-cell>
          <table:table-cell office:value-type="float" office:value="1737.286" calcext:value-type="float">
            <text:p>1737.286</text:p>
          </table:table-cell>
          <table:table-cell office:value-type="float" office:value="3762.078" calcext:value-type="float">
            <text:p>3762.0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52.591" calcext:value-type="float">
            <text:p>1652.591</text:p>
          </table:table-cell>
          <table:table-cell office:value-type="float" office:value="2914.19" calcext:value-type="float">
            <text:p>2914.19</text:p>
          </table:table-cell>
          <table:table-cell office:value-type="float" office:value="5949.257" calcext:value-type="float">
            <text:p>5949.257</text:p>
          </table:table-cell>
          <table:table-cell office:value-type="float" office:value="12436.346" calcext:value-type="float">
            <text:p>12436.3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159.126" calcext:value-type="float">
            <text:p>1159.126</text:p>
          </table:table-cell>
          <table:table-cell office:value-type="float" office:value="1980.691" calcext:value-type="float">
            <text:p>1980.691</text:p>
          </table:table-cell>
          <table:table-cell office:value-type="float" office:value="5013.313" calcext:value-type="float">
            <text:p>5013.313</text:p>
          </table:table-cell>
          <table:table-cell office:value-type="float" office:value="8644.54" calcext:value-type="float">
            <text:p>8644.5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94.857" calcext:value-type="float">
            <text:p>494.857</text:p>
          </table:table-cell>
          <table:table-cell office:value-type="float" office:value="829.84" calcext:value-type="float">
            <text:p>829.84</text:p>
          </table:table-cell>
          <table:table-cell office:value-type="float" office:value="1876.636" calcext:value-type="float">
            <text:p>1876.636</text:p>
          </table:table-cell>
          <table:table-cell office:value-type="float" office:value="3749.576" calcext:value-type="float">
            <text:p>3749.5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53.983" calcext:value-type="float">
            <text:p>1653.983</text:p>
          </table:table-cell>
          <table:table-cell office:value-type="float" office:value="2810.531" calcext:value-type="float">
            <text:p>2810.531</text:p>
          </table:table-cell>
          <table:table-cell office:value-type="float" office:value="6889.949" calcext:value-type="float">
            <text:p>6889.949</text:p>
          </table:table-cell>
          <table:table-cell office:value-type="float" office:value="12394.116" calcext:value-type="float">
            <text:p>12394.11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6:36:27.986820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6-20T18:04:24.809952795</dc:date>
    <meta:editing-duration>PT2H16M9S</meta:editing-duration>
    <meta:editing-cycles>22</meta:editing-cycles>
    <meta:generator>LibreOffice/6.0.7.3$Linux_X86_64 LibreOffice_project/00m0$Build-3</meta:generator>
    <meta:document-statistic meta:table-count="4" meta:cell-count="7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scatter" chart:style-name="ch1">
        <chart:legend chart:legend-position="end" svg:x="12.771cm" svg:y="3.951cm" style:legend-expansion="high" chart:style-name="ch2"/>
        <chart:plot-area chart:style-name="ch3" table:cell-range-address="'Gewurztraminer - i7 4770K@3.5GHz'.C6:'Gewurztraminer - i7 4770K@3.5GHz'.F6 'Gewurztraminer - i7 4770K@3.5GHz'.C28:'Gewurztraminer - i7 4770K@3.5GHz'.F29" chart:data-source-has-labels="row" svg:x="0.319cm" svg:y="0.179cm" svg:width="12.133cm" svg:height="8.64cm">
          <chartooo:coordinate-region svg:x="1.126cm" svg:y="0.378cm" svg:width="10.4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wurztraminer - i7 4770K@3.5GHz'.C29:'Gewurztraminer - i7 4770K@3.5GHz'.F29" loext:label-string="computation" chart:class="chart:scatter">
            <chart:domain table:cell-range-address="'Gewurztraminer - i7 4770K@3.5GHz'.C6:'Gewurztraminer - i7 4770K@3.5GHz'.F6"/>
            <chart:data-point chart:repeated="4"/>
          </chart:series>
          <chart:series chart:style-name="ch7" chart:values-cell-range-address="'Gewurztraminer - i7 4770K@3.5GHz'.C28:'Gewurztraminer - i7 4770K@3.5GHz'.F28" loext:label-string="i_o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</text:p>
              </table:table-cell>
              <table:table-cell office:value-type="string">
                <text:p>computation</text:p>
              </table:table-cell>
              <table:table-cell office:value-type="string">
                <text:p>i_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Gewurztraminer - i7 4770K@3.5GHz'.C6:'Gewurztraminer - i7 4770K@3.5GHz'.F6</svg:desc>
                </draw:g>
              </table:table-cell>
              <table:table-cell office:value-type="float" office:value="92.205">
                <text:p>92.205</text:p>
                <draw:g>
                  <svg:desc>'Gewurztraminer - i7 4770K@3.5GHz'.C29:'Gewurztraminer - i7 4770K@3.5GHz'.F29</svg:desc>
                </draw:g>
              </table:table-cell>
              <table:table-cell office:value-type="float" office:value="129.854">
                <text:p>129.854</text:p>
                <draw:g>
                  <svg:desc>'Gewurztraminer - i7 4770K@3.5GHz'.C28:'Gewurztraminer - i7 4770K@3.5GHz'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69.171">
                <text:p>169.171</text:p>
              </table:table-cell>
              <table:table-cell office:value-type="float" office:value="238.74">
                <text:p>238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25.341">
                <text:p>325.341</text:p>
              </table:table-cell>
              <table:table-cell office:value-type="float" office:value="465.945">
                <text:p>465.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12.916">
                <text:p>612.916</text:p>
              </table:table-cell>
              <table:table-cell office:value-type="float" office:value="881.514">
                <text:p>881.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3.952cm" style:legend-expansion="high" chart:style-name="ch2"/>
        <chart:plot-area chart:style-name="ch3" table:cell-range-address="'Raspberry PI 3 B+'.C6:'Raspberry PI 3 B+'.F6 'Raspberry PI 3 B+'.C28:'Raspberry PI 3 B+'.F29" chart:data-source-has-labels="row" svg:x="0.32cm" svg:y="0.18cm" svg:width="12.137cm" svg:height="8.64cm">
          <chartooo:coordinate-region svg:x="1.312cm" svg:y="0.379cm" svg:width="10.3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spberry PI 3 B+'.C29:'Raspberry PI 3 B+'.F29" loext:label-string="computation" chart:class="chart:scatter">
            <chart:domain table:cell-range-address="'Raspberry PI 3 B+'.C6:'Raspberry PI 3 B+'.F6"/>
            <chart:data-point chart:repeated="4"/>
          </chart:series>
          <chart:series chart:style-name="ch7" chart:values-cell-range-address="'Raspberry PI 3 B+'.C28:'Raspberry PI 3 B+'.F28" loext:label-string="i_o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</text:p>
              </table:table-cell>
              <table:table-cell office:value-type="string">
                <text:p>computation</text:p>
              </table:table-cell>
              <table:table-cell office:value-type="string">
                <text:p>i_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Raspberry PI 3 B+'.C6:'Raspberry PI 3 B+'.F6</svg:desc>
                </draw:g>
              </table:table-cell>
              <table:table-cell office:value-type="float" office:value="1507.329">
                <text:p>1507.329</text:p>
                <draw:g>
                  <svg:desc>'Raspberry PI 3 B+'.C29:'Raspberry PI 3 B+'.F29</svg:desc>
                </draw:g>
              </table:table-cell>
              <table:table-cell office:value-type="float" office:value="2411.09">
                <text:p>2411.09</text:p>
                <draw:g>
                  <svg:desc>'Raspberry PI 3 B+'.C28:'Raspberry PI 3 B+'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934.525">
                <text:p>1934.525</text:p>
              </table:table-cell>
              <table:table-cell office:value-type="float" office:value="3843.771">
                <text:p>3843.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5012.458">
                <text:p>5012.458</text:p>
              </table:table-cell>
              <table:table-cell office:value-type="float" office:value="5782.232">
                <text:p>5782.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587.071">
                <text:p>8587.071</text:p>
              </table:table-cell>
              <table:table-cell office:value-type="float" office:value="12266.759">
                <text:p>12266.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scatter" chart:style-name="ch1">
        <chart:legend chart:legend-position="end" svg:x="12.779cm" svg:y="3.951cm" style:legend-expansion="high" chart:style-name="ch2"/>
        <chart:plot-area chart:style-name="ch3" table:cell-range-address="'Laptop -i7 8565@1.8 GHz'.C9:'Laptop -i7 8565@1.8 GHz'.F9 'Laptop -i7 8565@1.8 GHz'.C31:'Laptop -i7 8565@1.8 GHz'.F32" chart:data-source-has-labels="row" svg:x="0.32cm" svg:y="0.179cm" svg:width="12.139cm" svg:height="8.641cm">
          <chartooo:coordinate-region svg:x="1.127cm" svg:y="0.379cm" svg:width="10.4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aptop -i7 8565@1.8 GHz'.C31:'Laptop -i7 8565@1.8 GHz'.F31" loext:label-string="i_o" chart:class="chart:scatter">
            <chart:domain table:cell-range-address="'Laptop -i7 8565@1.8 GHz'.C9:'Laptop -i7 8565@1.8 GHz'.F9"/>
            <chart:data-point chart:repeated="4"/>
          </chart:series>
          <chart:series chart:style-name="ch7" chart:values-cell-range-address="'Laptop -i7 8565@1.8 GHz'.C32:'Laptop -i7 8565@1.8 GHz'.F32" loext:label-string="computation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</text:p>
              </table:table-cell>
              <table:table-cell office:value-type="string">
                <text:p>compu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Laptop -i7 8565@1.8 GHz'.C9:'Laptop -i7 8565@1.8 GHz'.F9</svg:desc>
                </draw:g>
              </table:table-cell>
              <table:table-cell office:value-type="float" office:value="120.149">
                <text:p>120.149</text:p>
                <draw:g>
                  <svg:desc>'Laptop -i7 8565@1.8 GHz'.C31:'Laptop -i7 8565@1.8 GHz'.F31</svg:desc>
                </draw:g>
              </table:table-cell>
              <table:table-cell office:value-type="float" office:value="85.919">
                <text:p>85.919</text:p>
                <draw:g>
                  <svg:desc>'Laptop -i7 8565@1.8 GHz'.C32:'Laptop -i7 8565@1.8 GHz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9.293">
                <text:p>209.293</text:p>
              </table:table-cell>
              <table:table-cell office:value-type="float" office:value="144.296">
                <text:p>144.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89.827">
                <text:p>389.827</text:p>
              </table:table-cell>
              <table:table-cell office:value-type="float" office:value="275.306">
                <text:p>275.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962.286">
                <text:p>962.286</text:p>
              </table:table-cell>
              <table:table-cell office:value-type="float" office:value="867.231">
                <text:p>867.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